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443cm" fo:margin-left="-0.191cm" table:align="left" style:writing-mode="lr-tb"/>
    </style:style>
    <style:style style:name="Table1.A" style:family="table-column">
      <style:table-column-properties style:column-width="9.17cm"/>
    </style:style>
    <style:style style:name="Table1.B" style:family="table-column">
      <style:table-column-properties style:column-width="2.471cm"/>
    </style:style>
    <style:style style:name="Table1.C" style:family="table-column">
      <style:table-column-properties style:column-width="1.827cm"/>
    </style:style>
    <style:style style:name="Table1.D" style:family="table-column">
      <style:table-column-properties style:column-width="4.97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B3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2" style:family="table">
      <style:table-properties style:width="19.383cm" fo:margin-left="-0.191cm" table:align="left" style:writing-mode="lr-tb"/>
    </style:style>
    <style:style style:name="Table2.A" style:family="table-column">
      <style:table-column-properties style:column-width="4.422cm"/>
    </style:style>
    <style:style style:name="Table2.B" style:family="table-column">
      <style:table-column-properties style:column-width="2.875cm"/>
    </style:style>
    <style:style style:name="Table2.C" style:family="table-column">
      <style:table-column-properties style:column-width="4.512cm"/>
    </style:style>
    <style:style style:name="Table2.D" style:family="table-column">
      <style:table-column-properties style:column-width="7.574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2.B1" style:family="table-cell">
      <style:table-cell-properties fo:padding-left="0.191cm" fo:padding-right="0.191cm" fo:padding-top="0cm" fo:padding-bottom="0cm" fo:border="0.018cm solid #00000a"/>
    </style:style>
    <style:style style:name="Table2.A6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2.B7" style:family="table-cell" style:data-style-name="N11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2.B9" style:family="table-cell" style:data-style-name="N11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.423cm" fo:margin-bottom="0cm" fo:line-height="100%"/>
    </style:style>
    <style:style style:name="P4" style:family="paragraph" style:parent-style-name="Standard">
      <style:paragraph-properties fo:margin-top="0.423cm" fo:margin-bottom="0cm" fo:line-height="100%" fo:text-align="center" style:justify-single-word="false"/>
    </style:style>
    <style:style style:name="P5" style:family="paragraph" style:parent-style-name="Standard">
      <style:paragraph-properties fo:margin-top="0.423cm" fo:margin-bottom="0cm" fo:line-height="100%" fo:text-align="justify" style:justify-single-word="false"/>
    </style:style>
    <style:style style:name="P6" style:family="paragraph" style:parent-style-name="Standard">
      <style:paragraph-properties fo:margin-top="0.423cm" fo:margin-bottom="0cm" fo:line-height="100%"/>
      <style:text-properties fo:font-weight="bold" style:font-weight-asian="bold"/>
    </style:style>
    <style:style style:name="P7" style:family="paragraph" style:parent-style-name="Standard">
      <style:paragraph-properties fo:margin-top="0.423cm" fo:margin-bottom="0cm" fo:line-height="100%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.423cm" fo:margin-bottom="0cm" fo:line-height="10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.423cm" fo:margin-bottom="0cm" fo:line-height="100%"/>
      <style:text-properties fo:font-size="10pt" style:font-size-asian="10pt" style:font-size-complex="10pt"/>
    </style:style>
    <style:style style:name="P10" style:family="paragraph" style:parent-style-name="Standard">
      <style:paragraph-properties fo:margin-top="0.423cm" fo:margin-bottom="0cm" fo:line-height="100%" fo:text-align="center" style:justify-single-word="false"/>
      <style:text-properties fo:language="en" fo:country="US" fo:font-weight="bold" style:font-weight-asian="bold"/>
    </style:style>
    <style:style style:name="P11" style:family="paragraph" style:parent-style-name="Standard">
      <style:paragraph-properties fo:margin-top="0.423cm" fo:margin-bottom="0cm" fo:line-height="100%"/>
      <style:text-properties fo:language="en" fo:country="US" fo:font-weight="bold" style:font-weight-asian="bold" style:font-weight-complex="bold"/>
    </style:style>
    <style:style style:name="P12" style:family="paragraph" style:parent-style-name="Standard">
      <style:paragraph-properties fo:margin-top="0.423cm" fo:margin-bottom="0cm" fo:line-height="100%" fo:text-align="center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Standard">
      <style:paragraph-properties fo:margin-top="0.423cm" fo:margin-bottom="0cm" fo:line-height="100%"/>
      <style:text-properties fo:language="ru" fo:country="RU"/>
    </style:style>
    <style:style style:name="P14" style:family="paragraph" style:parent-style-name="Standard">
      <style:paragraph-properties fo:margin-top="0.423cm" fo:margin-bottom="0cm" fo:line-height="100%" fo:text-align="justify" style:justify-single-word="false"/>
      <style:text-properties fo:language="ru" fo:country="RU"/>
    </style:style>
    <style:style style:name="P15" style:family="paragraph" style:parent-style-name="Standard">
      <style:paragraph-properties fo:margin-top="0.423cm" fo:margin-bottom="0cm" fo:line-height="100%" fo:text-align="center" style:justify-single-word="false"/>
      <style:text-properties fo:language="ru" fo:country="RU" fo:font-weight="normal" style:font-weight-asian="normal" style:font-weight-complex="normal"/>
    </style:style>
    <style:style style:name="P16" style:family="paragraph" style:parent-style-name="Standard">
      <style:paragraph-properties fo:margin-top="0.423cm" fo:margin-bottom="0cm" fo:line-height="100%"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top="0.423cm" fo:margin-bottom="0cm" fo:line-height="100%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.423cm" fo:margin-bottom="0cm" fo:line-height="100%"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fo:line-height="100%"/>
    </style:style>
    <style:style style:name="P20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 fo:font-weight="bold" style:font-weight-asian="bold"/>
    </style:style>
    <style:style style:name="P24" style:family="paragraph" style:parent-style-name="Standard">
      <style:paragraph-properties fo:margin-top="0cm" fo:margin-bottom="0cm" fo:line-height="100%"/>
      <style:text-properties fo:language="ru" fo:country="RU" fo:font-weight="bold" style:font-weight-asian="bold"/>
    </style:style>
    <style:style style:name="P25" style:family="paragraph" style:parent-style-name="Standard">
      <style:paragraph-properties fo:margin-left="0.501cm" fo:margin-right="0cm" fo:margin-top="0.423cm" fo:margin-bottom="0.423cm" fo:text-indent="0cm" style:auto-text-indent="false"/>
      <style:text-properties fo:font-weight="bold" style:font-weight-asian="bold"/>
    </style:style>
    <style:style style:name="P26" style:family="paragraph" style:parent-style-name="Standard">
      <style:paragraph-properties fo:break-before="page"/>
      <style:text-properties fo:font-weight="bold" style:font-weight-asian="bold"/>
    </style:style>
    <style:style style:name="P27" style:family="paragraph" style:parent-style-name="Standard">
      <style:paragraph-properties fo:margin-top="0.423cm" fo:margin-bottom="0.423cm"/>
      <style:text-properties fo:font-weight="bold" style:font-weight-asian="bold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Standard">
      <style:paragraph-properties fo:margin-top="0.423cm" fo:margin-bottom="0cm" fo:line-height="100%"/>
      <style:text-properties fo:font-size="10pt" fo:language="ru" fo:country="RU" style:font-size-asian="10pt" style:font-size-complex="10pt"/>
    </style:style>
    <style:style style:name="P30" style:family="paragraph" style:parent-style-name="Standard">
      <style:paragraph-properties fo:margin-top="0.423cm" fo:margin-bottom="0.423cm"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weight-complex="bold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Подведение итогов выполнение плана </text:span><text:span text:style-name="T8">адаптации</text:span><text:span text:style-name="T1"> Алексеем Софроновым за период с 1.04.15 по 30.09.15</text:span></text:p>
      <text:p text:style-name="P25">Структура решаемых задач по проектам за отчетный период (04.2015 – 09.2015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Профессиональные навыки:</text:p>
          </table:table-cell>
          <table:table-cell table:style-name="Table1.A1" office:value-type="string">
            <text:p text:style-name="P6">% рабочего времени </text:p>
          </table:table-cell>
          <table:table-cell table:style-name="Table1.A1" office:value-type="string">
            <text:p text:style-name="P6">% задач</text:p>
          </table:table-cell>
          <table:table-cell table:style-name="Table1.A1" office:value-type="string">
            <text:p text:style-name="P6">Примечание</text:p>
          </table:table-cell>
        </table:table-row>
        <table:table-row table:style-name="Table1.1">
          <table:table-cell table:style-name="Table1.A1" office:value-type="string">
            <text:p text:style-name="P6"><text:span text:style-name="T11">Ручное </text:span><text:span text:style-name="T12">функциональное </text:span><text:span text:style-name="T11">тестирование, включая:</text:span><text:line-break/><text:line-break/><text:line-break/><text:line-break/><text:line-break/></text:p>
          </table:table-cell>
          <table:table-cell table:style-name="Table1.B2" office:value-type="float" office:value="87">
            <text:p text:style-name="P18">87</text:p>
          </table:table-cell>
          <table:table-cell table:style-name="Table1.B2" office:value-type="float" office:value="94">
            <text:p text:style-name="P18">94</text:p>
          </table:table-cell>
          <table:table-cell table:style-name="Table1.A1" table:number-rows-spanned="9" office:value-type="string">
            <text:p text:style-name="P9">В структуре задач, выполненных <text:s/>Софроновым А., видно, что основные работы были выполнены в <text:span text:style-name="T7">тест-дизайн, оставшиеся работы были распределены примерно в равной степени между задачами </text:span>ручного тестирования и задачами написания авто-тестов. <text:span text:style-name="T7">Основная масса </text:span><text:s/>задач выполнялась на проекте <text:span text:style-name="T3">Vertigo. </text:span>Качество выполнения тест-дизайн по проекту <text:span text:style-name="T3">Vertigo </text:span><text:span text:style-name="T7">валидируется не только мной, но и заказчиками проекта </text:span>и тест-кейсы допускаются к использованию только после контроля команды со стороны заказчика. При выполнении задач тест-дизайна освоен инструмент управления тестовой документацией <text:span text:style-name="T3">Zephyr.. </text:span><text:span text:style-name="T7">В выполненных задачах присутствует задача исследовательского тестирования, которая была успешно выполнена. Наличие таких задач характерно для специалистов с более высокой квалификацией, чем младший специалист по качеству.</text:span></text:p>
          </table:table-cell>
        </table:table-row>
        <table:table-row table:style-name="Table1.1">
          <table:table-cell table:style-name="Table1.A3" office:value-type="string">
            <text:p text:style-name="P3">- Скриптовое тестирование по заранее составленным тестам</text:p>
          </table:table-cell>
          <table:table-cell table:style-name="Table1.B3" office:value-type="float" office:value="15">
            <text:p text:style-name="P12">15</text:p>
          </table:table-cell>
          <table:table-cell table:style-name="Table1.B3" office:value-type="float" office:value="12">
            <text:p text:style-name="P12">12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">- Позадачное тестирование с составлением тестов</text:p>
          </table:table-cell>
          <table:table-cell table:style-name="Table1.B3" office:value-type="float" office:value="4">
            <text:p text:style-name="P12">4</text:p>
          </table:table-cell>
          <table:table-cell table:style-name="Table1.B3" office:value-type="float" office:value="10">
            <text:p text:style-name="P12">10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">- Валидация исправленных дефектов</text:p>
          </table:table-cell>
          <table:table-cell table:style-name="Table1.B3" office:value-type="float" office:value="4">
            <text:p text:style-name="P12">4</text:p>
          </table:table-cell>
          <table:table-cell table:style-name="Table1.B3" office:value-type="float" office:value="36">
            <text:p text:style-name="P12">36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">- Исследовательское тестирование</text:p>
          </table:table-cell>
          <table:table-cell table:style-name="Table1.A3" office:value-type="string">
            <text:p text:style-name="P15">0,3</text:p>
          </table:table-cell>
          <table:table-cell table:style-name="Table1.B3" office:value-type="float" office:value="3">
            <text:p text:style-name="P15">3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1">- <text:span text:style-name="T7">Составление тест-дизайна, в том числе</text:span></text:p>
          </table:table-cell>
          <table:table-cell table:style-name="Table1.B3" office:value-type="float" office:value="64">
            <text:p text:style-name="P8">64</text:p>
          </table:table-cell>
          <table:table-cell table:style-name="Table1.B3" office:value-type="float" office:value="35">
            <text:p text:style-name="P8">35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3">– Составление планов тестирования</text:p>
          </table:table-cell>
          <table:table-cell table:style-name="Table1.A3" office:value-type="string">
            <text:p text:style-name="P16">3</text:p>
          </table:table-cell>
          <table:table-cell table:style-name="Table1.A3" office:value-type="string">
            <text:p text:style-name="P12">2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3">– Составление чек-листов</text:p>
          </table:table-cell>
          <table:table-cell table:style-name="Table1.A3" office:value-type="string">
            <text:p text:style-name="P16">1</text:p>
          </table:table-cell>
          <table:table-cell table:style-name="Table1.A3" office:value-type="string">
            <text:p text:style-name="P12">1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3">– Написание тест-кейсов</text:p>
          </table:table-cell>
          <table:table-cell table:style-name="Table1.B3" office:value-type="float" office:value="60">
            <text:p text:style-name="P16">60</text:p>
          </table:table-cell>
          <table:table-cell table:style-name="Table1.B3" office:value-type="float" office:value="32">
            <text:p text:style-name="P16">32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Автоматизированное тестирование</text:p>
          </table:table-cell>
          <table:table-cell table:style-name="Table1.B2" office:value-type="float" office:value="13">
            <text:p text:style-name="P18">13</text:p>
          </table:table-cell>
          <table:table-cell table:style-name="Table1.B2" office:value-type="float" office:value="6">
            <text:p text:style-name="P18">6</text:p>
          </table:table-cell>
          <table:table-cell table:style-name="Table1.A1" office:value-type="string">
            <text:p text:style-name="P29">Оценка качества выполнения работ проводилась мной. Авто-тесты написаны согласно внутренним стандартам, прошли код-ревью и могут выполняться на целевом окружении.</text:p>
          </table:table-cell>
        </table:table-row>
      </table:table>
      <text:p text:style-name="P26">Структура задач по требуемым практическим навыкам и теоретическим знаниям соотнесенная с планом персонального развития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Теоретические знания и практические навыки, отраженные в квалификационной матрице младшего специалиста по качеству</text:p>
          </table:table-cell>
          <table:table-cell table:style-name="Table2.B1" office:value-type="string">
            <text:p text:style-name="P21">% задач, выполненных за период для реализации которых требовались указанные знания и <text:s/>навыки</text:p>
          </table:table-cell>
          <table:table-cell table:style-name="Table2.A1" office:value-type="string">
            <text:p text:style-name="P21">Знания, навыки, отраженные в плане персонального развития</text:p>
          </table:table-cell>
          <table:table-cell table:style-name="Table2.A1" office:value-type="string">
            <text:p text:style-name="P21">Выполнение пунктов плана развития, соотнесенное с требования квалификационной матрицы младшего специалистов по качеству</text:p>
          </table:table-cell>
        </table:table-row>
        <table:table-row table:style-name="Table2.1">
          <table:table-cell table:style-name="Table2.B1" office:value-type="string">
            <text:p text:style-name="P3"><text:span text:style-name="T1">Знание архитектуры </text:span><text:span text:style-name="T4">web – </text:span><text:span text:style-name="T1">приложений, знание сетевых протоколов (</text:span><text:span text:style-name="T4">HTTP</text:span><text:span text:style-name="T1">), включая:<text:line-break/></text:span>- анализ <text:span text:style-name="T3">API</text:span> запросов тестируемого приложения, используя инструментарий разработчика в браузере;<text:line-break/>- анализ <text:span text:style-name="T3">API</text:span> запросов, тестируемого приложения, используя <text:span text:style-name="T3">jmeter;</text:span><text:line-break/>- написание скриптов нагрузочного тестирования;<text:line-break/>- использование инструментов для генерации запросов,<text:line-break/>- знание структуры <text:span text:style-name="T3">HTTP </text:span><text:span text:style-name="T7">протокола.</text:span></text:p>
          </table:table-cell>
          <table:table-cell table:style-name="Table2.B1" office:value-type="string">
            <text:p text:style-name="P10"><text:span text:style-name="T7">16</text:span>%</text:p>
          </table:table-cell>
          <table:table-cell table:style-name="Table2.B1" office:value-type="string">
            <text:p text:style-name="P19">П. <text:span text:style-name="T3">1</text:span> теоретических знаний: Знание <text:span text:style-name="T3">HTTP</text:span> протокола: структура протокола, коды ошибок, заголовки запроса и ответа.</text:p>
          </table:table-cell>
          <table:table-cell table:style-name="Table2.B1" office:value-type="string">
            <text:p text:style-name="P19">Знания использованы в работе на проекте <text:span text:style-name="T3">Vertigo</text:span>. 16% от общего количества выполненных задач по <text:span text:style-name="T7">проектам</text:span> требовали знания структуры <text:span text:style-name="T3">HTTP</text:span> протокола, знания инструментов работы с <text:span text:style-name="T3">HTTP</text:span> протоколом и умения работать с ними для получения передаваемой информации. Работа с кэшем и управление передачей контента не присутствовало в задачах, в виду отсутствия таковых. Знания и навыки в этой области — требования к специалистам по качеству более высокой категории.</text:p>
          </table:table-cell>
        </table:table-row>
        <table:table-row table:style-name="Table2.1">
          <table:table-cell table:style-name="Table2.B1" office:value-type="string">
            <text:p text:style-name="P3"><text:span text:style-name="T1">Знание операционных систем, системных приложений, включая<text:line-break/></text:span>- работа с файловой системой <text:span text:style-name="T3">Windows, Linux, </text:span><text:line-break/>- <text:span text:style-name="T7">работа с реестром;<text:line-break/>- мониторинг производительности.</text:span></text:p>
          </table:table-cell>
          <table:table-cell table:style-name="Table2.B1" office:value-type="string">
            <text:p text:style-name="P7">2%</text:p>
          </table:table-cell>
          <table:table-cell table:style-name="Table2.B1" office:value-type="string">
            <text:p text:style-name="P16">В плане персонального развития данные навыки не включались</text:p>
          </table:table-cell>
          <table:table-cell table:style-name="Table2.B1" office:value-type="string">
            <text:p text:style-name="P16">Часть данного раздела покрывают задачи тестирования <text:span text:style-name="T3">desktop </text:span>клиента <text:span text:style-name="T3">Vertigo – </text:span><text:span text:style-name="T7">в плане работы с файловой системой </text:span><text:span text:style-name="T3">Windows </text:span><text:span text:style-name="T7">и </text:span><text:span text:style-name="T3">Linux </text:span><text:span text:style-name="T7">и </text:span><text:span text:style-name="T3">MacOS</text:span></text:p>
          </table:table-cell>
        </table:table-row>
        <table:table-row table:style-name="Table2.1">
          <table:table-cell table:style-name="Table2.B1" office:value-type="string">
            <text:p text:style-name="P20">Знание основных техник тест-дизайн: </text:p>
            <text:p text:style-name="P19">разбитие на классы эквивалентности, выделение граничных значений, использование таблицы решений, <text:soft-page-break/>использование таблицы состояний, тестирование по области значений, использование комбинаторных методов в тест-дизайн.<text:line-break/>Использование инструментов управления пользовательской документацией.</text:p>
          </table:table-cell>
          <table:table-cell table:style-name="Table2.B1" office:value-type="string">
            <text:p text:style-name="P21"><text:span text:style-name="T3">60</text:span>%</text:p>
            <text:p text:style-name="P19"/>
          </table:table-cell>
          <table:table-cell table:style-name="Table2.B1" office:value-type="string">
            <text:p text:style-name="P4">П. <text:span text:style-name="T3">2</text:span> теоретических знаний <text:span text:style-name="T7">и п.п. 1 и 2 практических навыков</text:span>: Знание основных техник тест-дизайн: разбитие на классы эквивалентности, <text:soft-page-break/>выделение граничных значений, использование таблицы решений, использование таблицы состояний.</text:p>
          </table:table-cell>
          <table:table-cell table:style-name="Table2.B1" office:value-type="string">
            <text:p text:style-name="P5">Знания использованы <text:s/>в работах по тест-дизайн на проекте <text:span text:style-name="T3">Vertigo.</text:span> Проект имеют сложную архитектуру, включающ<text:span text:style-name="T7">ую</text:span> в себя <text:span text:style-name="T3">web</text:span>-приложение, <text:span text:style-name="T3">desktop</text:span> и мобильные клиенты. Приложени<text:span text:style-name="T7">я</text:span> должно тестироваться на различных платформах – <text:span text:style-name="T3">Windows</text:span>, <text:span text:style-name="T3">MacOS, iOS</text:span><text:span text:style-name="T7">,</text:span> <text:span text:style-name="T3">Android</text:span>. Работа <text:soft-page-break/>приложения на каждой из платформ имеет свою специфику. Все это приводит к тому, что задача написания тест-дизайна – задача уровня сложности выше среднего. Тест-дизайн использовал все техники, кроме тестирования по области значений и использование комбинаторных методов для составления данных. Тестовая документация по <text:span text:style-name="T3">Vertigo </text:span><text:span text:style-name="T7">ведется в </text:span><text:span text:style-name="T3">Zephyre.</text:span></text:p>
          </table:table-cell>
        </table:table-row>
        <table:table-row table:style-name="Table2.1">
          <table:table-cell table:style-name="Table2.B1" office:value-type="string">
            <text:p text:style-name="P20">Р<text:span text:style-name="T7">абота с базами данных.</text:span></text:p>
          </table:table-cell>
          <table:table-cell table:style-name="Table2.B1" office:value-type="string">
            <text:p text:style-name="P21">0%</text:p>
          </table:table-cell>
          <table:table-cell table:style-name="Table2.B1" office:value-type="string">
            <text:p text:style-name="P16">В плане персонального развития данные навыки не включались</text:p>
          </table:table-cell>
          <table:table-cell table:style-name="Table2.B1" office:value-type="string">
            <text:p text:style-name="P5">Задачи данного типа отсутствовали за период.</text:p>
          </table:table-cell>
        </table:table-row>
        <table:table-row table:style-name="Table2.1">
          <table:table-cell table:style-name="Table2.A6" office:value-type="string">
            <text:p text:style-name="P20">Теория и практика тестирования <text:span text:style-name="T3">web-</text:span><text:span text:style-name="T7">приложений</text:span><text:span text:style-name="T3">:</text:span></text:p>
          </table:table-cell>
          <table:table-cell table:style-name="Table2.A6" office:value-type="string">
            <text:p text:style-name="P21"><text:span text:style-name="T3">4</text:span>%</text:p>
          </table:table-cell>
          <table:table-cell table:style-name="Table2.A6" office:value-type="string">
            <text:p text:style-name="P22">П. <text:span text:style-name="T3">1 </text:span><text:span text:style-name="T7">теоретических знаний.</text:span></text:p>
          </table:table-cell>
          <table:table-cell table:style-name="Table2.A6" office:value-type="string">
            <text:p text:style-name="P5">Задачи функционального тестирования по проектам: <text:span text:style-name="T3">Vertigo, Salvage, Your Awards.</text:span></text:p>
          </table:table-cell>
        </table:table-row>
        <table:table-row table:style-name="Table2.1">
          <table:table-cell table:style-name="Table2.A6" office:value-type="string">
            <text:p text:style-name="P24">Теория и практика тестирования <text:span text:style-name="T3">desktop </text:span>приложений.</text:p>
          </table:table-cell>
          <table:table-cell table:style-name="Table2.B7" office:value-type="percentage" office:value="0.35">
            <text:p text:style-name="P23">35,00%</text:p>
          </table:table-cell>
          <table:table-cell table:style-name="Table2.A6" office:value-type="string">
            <text:p text:style-name="P16">В плане персонального развития данные навыки не выделялись</text:p>
          </table:table-cell>
          <table:table-cell table:style-name="Table2.A6" office:value-type="string">
            <text:p text:style-name="P16"><text:span text:style-name="T7">Тестирование </text:span><text:span text:style-name="T3">Vertigo desktop </text:span><text:span text:style-name="T7">покрывают данный раздел</text:span><text:span text:style-name="T3">.</text:span></text:p>
          </table:table-cell>
        </table:table-row>
        <table:table-row table:style-name="Table2.1">
          <table:table-cell table:style-name="Table2.A6" office:value-type="string">
            <text:p text:style-name="P24">Теория и практика тестирования приложений для мобильных устройств</text:p>
          </table:table-cell>
          <table:table-cell table:style-name="Table2.B7" office:value-type="percentage" office:value="0.6">
            <text:p text:style-name="P23">60,00%</text:p>
          </table:table-cell>
          <table:table-cell table:style-name="Table2.A6" office:value-type="string">
            <text:p text:style-name="P16">В плане персонального развития данные навыки не выделялись.</text:p>
          </table:table-cell>
          <table:table-cell table:style-name="Table2.A6" office:value-type="string">
            <text:p text:style-name="P16">Задачи <text:span text:style-name="T7">функционального, системного и </text:span>регрессионного тестирования <text:span text:style-name="T3">Vertigo.</text:span></text:p>
          </table:table-cell>
        </table:table-row>
        <table:table-row table:style-name="Table2.1">
          <table:table-cell table:style-name="Table2.B1" office:value-type="string">
            <text:p text:style-name="P20">Нагрузочное тестирование<text:line-break/><text:span text:style-name="T6">- Знание основных элементов Jmeter;<text:line-break/>- </text:span><text:span text:style-name="T10">Знание метрик производительности</text:span></text:p>
          </table:table-cell>
          <table:table-cell table:style-name="Table2.B9" office:value-type="percentage" office:value="0">
            <text:p text:style-name="P21">0,00%</text:p>
          </table:table-cell>
          <table:table-cell table:style-name="Table2.B1" office:value-type="string">
            <text:p text:style-name="P16">В плане персонального развития данные навыки не выделялись.</text:p>
          </table:table-cell>
          <table:table-cell table:style-name="Table2.B1" office:value-type="string">
            <text:p text:style-name="P14">Несмотря на отсутствие задач в данном разделе, есть навык написания скриптов на <text:span text:style-name="T3">jmeter, </text:span>подтвержденный в предыдущем периоде и в задачах, выполненных в октябре.</text:p>
          </table:table-cell>
        </table:table-row>
        <table:table-row table:style-name="Table2.1">
          <table:table-cell table:style-name="Table2.A6" office:value-type="string">
            <text:p text:style-name="P24">Автоматизированное тестирование</text:p>
          </table:table-cell>
          <table:table-cell table:style-name="Table2.B7" office:value-type="percentage" office:value="0.13">
            <text:p text:style-name="P21">13,00%</text:p>
          </table:table-cell>
          <table:table-cell table:style-name="Table2.A6" office:value-type="string">
            <text:p text:style-name="P16">п.п. 3, 4, 5 теоретических знаний и п.п. 3,4,5 практических навыков.</text:p>
          </table:table-cell>
          <table:table-cell table:style-name="Table2.A6" office:value-type="string">
            <text:p text:style-name="P14">Выполненные задачи — задачи написания <text:span text:style-name="T3">UI </text:span>авто-тестов по проекту <text:span text:style-name="T3">Vertigo. </text:span>Задачи включали весь цикл создания авто-тестов: от настройки окружения, до создания работающих, прошедших код-ревью авто-тестов.</text:p>
          </table:table-cell>
        </table:table-row>
        <table:table-row table:style-name="Table2.1">
          <table:table-cell table:style-name="Table2.B1" office:value-type="string">
            <text:p text:style-name="P20">Общие знания по тестированию<text:line-break/><text:span text:style-name="T13">- Основные критерии модели качества </text:span><text:span text:style-name="T6">ISO-25000<text:line-break/>- </text:span><text:span text:style-name="T10">Основные определения и понятия тестирования.</text:span></text:p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4">П. 6: <text:span text:style-name="T13">теоретических знаний: <text:s/></text:span>Знание стандарта качества ПО <text:span text:style-name="T3">ISO</text:span>-25000: основные критерии и факторы качества.</text:p>
          </table:table-cell>
          <table:table-cell table:style-name="Table2.B1" office:value-type="string">
            <text:p text:style-name="P3">Просмотрен семинар. Проведена проверка знаний. Тест был выполнен успешно.</text:p>
          </table:table-cell>
        </table:table-row>
      </table:table>
      <text:p text:style-name="P27">З<text:span text:style-name="T14">аключение</text:span></text:p>
      <text:p text:style-name="P30">На основе анализа выполненных работ за аттестационный период, можно сделать вывод, что половина выполненных задач — это задачи по тест-дизайн. Ручное тестирование, написание авто-тестов составляют <text:soft-page-break/>оставшийся объем работ. Наиболее эффективно Алексей работает именно в направлении тест дизайна и ручного функционального тестирования. Алексей может эффективно тестировать любые приложения — <text:span text:style-name="T3">web, desktop </text:span><text:span text:style-name="T7">и </text:span><text:span text:style-name="T3">mobile. </text:span><text:span text:style-name="T7">Учитывая архитектурную сложность проекта </text:span><text:span text:style-name="T3">Vertigo, </text:span><text:span text:style-name="T7">тест-дизайн должен реализовывать сложные сценарии, включающие все три типа приложений, с проверками на различных уровнях: уровень сервисов, уровень </text:span><text:span text:style-name="T3">API, </text:span><text:span text:style-name="T7">уровень пользователя.</text:span><text:span text:style-name="T3"> </text:span><text:span text:style-name="T7">Также Алексей попробовал свои силы в написании авто-тестов. При написании использовался </text:span><text:span text:style-name="T3">framework, </text:span><text:span text:style-name="T7">созданный разработчиками специально для проекта </text:span><text:span text:style-name="T3">Vertigo. </text:span><text:span text:style-name="T7">С задачей по созданию авто-тестов Алексей справился успешно. Уровень сложности задач по автоматизации — низкий. В дальнейшем Алексею можно ставить несложные задачи по написанию авто-тестов. Задачи по нагрузочному тестированию за данный период отсутствовали. Однако ранее Алексей знаком с </text:span><text:span text:style-name="T3">jmeter </text:span><text:span text:style-name="T7">и выполнял ряд работ, связанных с написанием простых функциональных тестов с использованием этого инструмента. </text:span>План персонального развития на текущий момент реализован полностью. При соотнесении навыков, требуемых и приобретенных при выполнении задач, с квалификационной матрицей для младшего специалиста по качеству ПО, можно отметить, что ряд выполняемых задач соответствует более высокому уровню квалификации. С другой стороны, ряд навыков требуемых от младшего специалиста, не был продемонстрирован ввиду отсутствия соответствующих задач. Можно отметить вектор развития Алексея в сторону тест-дизайн и ручного функционального тестирования. Стоит отметить хороший уровень английского, который Алексей демонстрирует при написании тестовой документации по проекту <text:span text:style-name="T3">Vertigo </text:span><text:span text:style-name="T7">и при последнем общении с </text:span><text:span text:style-name="T3">QA </text:span><text:span text:style-name="T7">директором </text:span><text:span text:style-name="T3">Vertigo. </text:span><text:span text:style-name="T7">Английский Алексей изучает самостоятельно и от посещения занятий по английскому в компании отказался. Не считаю это критичным, главное — это продемонстрированные результаты владения. В настоящий момент Алексей завершает прохождение курса по тестированию безопасности и уязвимостей </text:span><text:span text:style-name="T3">web – </text:span><text:span text:style-name="T7">приложений и в подразделении появится специалист по безопасности. Это позволит расширить компетенции подразделения.</text:span></text:p>
      <text:p text:style-name="P2">Области развития: </text:p>
      <text:p text:style-name="P1">Основные зоны роста – тестирование уязвимостей и безопасности <text:span text:style-name="T3">web </text:span><text:span text:style-name="T7">приложений и приложений для мобильных платформ</text:span>, работа в тестировании с базами данных, получение компетенции в области нагрузочного тестирования. <text:span text:style-name="T7">В области тест-дизайн, научиться использовать комбинаторные техники управления данными и конфигурациями. В области автоматизации — повысить свой уровень, чтобы быть способным писать авто-тесты среднего уровня сложности. Предпочтительные инструменты автоматизации для более глубокого овладения — </text:span><text:span text:style-name="T3">Apache jme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1cm" fo:margin-right="0.748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dc:creator>Константин Фирсанов</dc:creator>
    <meta:editing-cycles>21</meta:editing-cycles>
    <meta:creation-date>2015-05-18T11:45:00</meta:creation-date>
    <dc:date>2015-10-30T11:49:03.50</dc:date>
    <meta:editing-duration>PT11H42M33S</meta:editing-duration>
    <meta:generator>OpenOffice/4.0.1$Win32 OpenOffice.org_project/401m5$Build-9714</meta:generator>
    <meta:document-statistic meta:table-count="2" meta:image-count="0" meta:object-count="0" meta:page-count="4" meta:paragraph-count="87" meta:word-count="1144" meta:character-count="8982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